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50953" draw:textarea-horizontal-align="justify" draw:textarea-vertical-align="middle" draw:auto-grow-height="false" fo:min-height="1.274cm" fo:min-width="9.025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2.544cm" fo:min-width="9.025cm"/>
      <style:paragraph-properties style:writing-mode="lr-tb"/>
    </style:style>
    <style:style style:name="gr3" style:family="graphic" style:parent-style-name="standard">
      <style:graphic-properties draw:fill-color="#ffaa95" draw:textarea-horizontal-align="justify" draw:textarea-vertical-align="middle" draw:auto-grow-height="false" fo:min-height="3.971cm" fo:min-width="3.363cm"/>
      <style:paragraph-properties style:writing-mode="lr-tb"/>
    </style:style>
    <style:style style:name="gr4" style:family="graphic" style:parent-style-name="standard">
      <style:graphic-properties draw:fill-color="#ffaa95" draw:textarea-horizontal-align="justify" draw:textarea-vertical-align="middle" draw:auto-grow-height="false" fo:min-height="4.062cm" fo:min-width="3.452cm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1.147cm" fo:min-width="0.77cm"/>
      <style:paragraph-properties style:writing-mode="lr-tb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1.147cm" fo:min-width="0.516cm"/>
      <style:paragraph-properties style:writing-mode="lr-tb"/>
    </style:style>
    <style:style style:name="gr7" style:family="graphic" style:parent-style-name="standard">
      <style:graphic-properties draw:fill-color="#069a2e" draw:textarea-horizontal-align="justify" draw:textarea-vertical-align="middle" draw:auto-grow-height="false" fo:min-height="1.147cm" fo:min-width="0.77cm"/>
      <style:paragraph-properties style:writing-mode="lr-tb"/>
    </style:style>
    <style:style style:name="gr8" style:family="graphic" style:parent-style-name="standard">
      <style:graphic-properties draw:fill-color="#d62e4e" draw:textarea-horizontal-align="justify" draw:textarea-vertical-align="middle" draw:auto-grow-height="false" fo:min-height="1.147cm" fo:min-width="0.77cm"/>
      <style:paragraph-properties style:writing-mode="lr-tb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639cm" fo:min-width="1.024cm"/>
      <style:paragraph-properties style:writing-mode="lr-tb"/>
    </style:style>
    <style:style style:name="gr10" style:family="graphic" style:parent-style-name="standard">
      <style:graphic-properties draw:fill-color="#afd095" draw:textarea-horizontal-align="justify" draw:textarea-vertical-align="middle" draw:auto-grow-height="false" fo:min-height="0.639cm" fo:min-width="1.024cm"/>
      <style:paragraph-properties style:writing-mode="lr-tb"/>
    </style:style>
    <style:style style:name="gr11" style:family="graphic" style:parent-style-name="standard">
      <style:graphic-properties svg:stroke-color="#1c1c1c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svg:stroke-color="#111111" draw:marker-start="Arrow" draw:marker-start-width="0.3cm" draw:marker-end="Arrow" draw:marker-end-width="0.3cm" draw:fill-color="#ff6d6d" draw:textarea-vertical-align="middle"/>
    </style:style>
    <style:style style:name="gr14" style:family="graphic" style:parent-style-name="standard">
      <style:graphic-properties svg:stroke-color="#ff4000"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16" style:family="graphic" style:parent-style-name="objectwithoutfill">
      <style:graphic-properties svg:stroke-color="#ff0000" draw:fill="solid" draw:textarea-vertical-align="middle"/>
    </style:style>
    <style:style style:name="gr17" style:family="graphic" style:parent-style-name="objectwithoutfill">
      <style:graphic-properties svg:stroke-color="#ff4000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650953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ffaa95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-color="#069a2e"/>
      <style:paragraph-properties fo:text-align="center"/>
    </style:style>
    <style:style style:name="P8" style:family="paragraph">
      <loext:graphic-properties draw:fill-color="#d62e4e"/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afd095"/>
      <style:paragraph-properties fo:text-align="center"/>
    </style:style>
    <style:style style:name="P11" style:family="paragraph">
      <loext:graphic-properties draw:fill-color="#ff6d6d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525cm" svg:height="1.524cm" svg:x="6.08cm" svg:y="20.939cm">
          <text:p text:style-name="P1">Physical Networ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525cm" svg:height="2.794cm" svg:x="6.08cm" svg:y="18.018cm">
          <text:p text:style-name="P1">Computer’s </text:p>
          <text:p text:style-name="P1">Firewall NA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61cm" svg:height="5.969cm" svg:x="11.414cm" svg:y="8.239cm">
          <text:p text:style-name="P1">Virtual network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588cm" svg:height="6.096cm" svg:x="3.286cm" svg:y="8.112cm">
          <text:p text:style-name="P1">Virtual network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7cm" svg:height="1.397cm" svg:x="14.843cm" svg:y="11.795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016cm" svg:height="1.397cm" svg:x="12.43cm" svg:y="11.795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397cm" svg:x="4.302cm" svg:y="11.795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27cm" svg:height="1.397cm" svg:x="6.334cm" svg:y="11.795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24cm" svg:height="0.889cm" svg:x="7.096cm" svg:y="20.177cm">
          <text:p text:style-name="P1">8080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524cm" svg:height="0.889cm" svg:x="13.192cm" svg:y="20.177cm">
          <text:p text:style-name="P1">80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5.224cm" svg:y1="13.319cm" svg:x2="14.081cm" svg:y2="20.304cm">
          <text:p/>
        </draw:line>
        <draw:line draw:style-name="gr12" draw:text-style-name="P1" draw:layer="layout" svg:x1="5.064cm" svg:y1="13.319cm" svg:x2="7.858cm" svg:y2="20.05cm">
          <text:p/>
        </draw:line>
        <draw:line draw:style-name="gr13" draw:text-style-name="P11" draw:layer="layout" svg:x1="8.62cm" svg:y1="20.431cm" svg:x2="13.065cm" svg:y2="20.431cm">
          <text:p/>
        </draw:line>
        <draw:line draw:style-name="gr14" draw:text-style-name="P1" draw:layer="layout" svg:x1="13.446cm" svg:y1="12.557cm" svg:x2="14.843cm" svg:y2="12.557cm">
          <text:p/>
        </draw:line>
        <draw:line draw:style-name="gr15" draw:text-style-name="P1" draw:layer="layout" svg:x1="7.096cm" svg:y1="13.192cm" svg:x2="13.954cm" svg:y2="20.304cm">
          <text:p/>
        </draw:line>
        <draw:path draw:style-name="gr16" draw:text-style-name="P12" draw:layer="layout" svg:width="2.01cm" svg:height="0.129cm" draw:transform="rotate (-2.29859862487653) translate (9.9449137850467cm 14.7493470327759cm)" svg:viewBox="0 0 2011 130" svg:d="M0 130c457 2 907-86 1360-130l495 2 156 9">
          <text:p/>
        </draw:path>
        <draw:path draw:style-name="gr17" draw:text-style-name="P12" draw:layer="layout" svg:width="2.365cm" svg:height="0.336cm" draw:transform="rotate (-0.139102741383948) translate (8.12992874529096cm 15.0699537793906cm)" svg:viewBox="0 0 2366 337" svg:d="M0 331c451 41 866-161 1310-183l400-56 365-51 291-41">
          <text:p/>
        </draw:path>
        <draw:frame draw:style-name="gr18" draw:text-style-name="P13" draw:layer="layout" svg:width="3.842cm" svg:height="0.962cm" svg:x="8.461cm" svg:y="15.913cm">
          <draw:text-box>
            <text:p>Not Allowe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23:38:54.551642339</meta:creation-date>
    <dc:date>2020-12-31T05:37:32.217847654</dc:date>
    <meta:editing-duration>PT5H38M14S</meta:editing-duration>
    <meta:editing-cycles>1</meta:editing-cycles>
    <meta:document-statistic meta:object-count="18"/>
    <meta:generator>LibreOffice/6.4.6.2$Linux_X86_64 LibreOffice_project/40$Build-2</meta:generator>
  </office:meta>
</office:document-meta>
</file>